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Normal" style:family="paragraph">
      <style:paragraph-properties>
        <style:tab-stops>
          <style:tab-stop style:type="left" style:position="2.725in"/>
        </style:tab-stops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P57" style:parent-style-name="Normal" style:family="paragraph">
      <style:paragraph-properties>
        <style:tab-stops>
          <style:tab-stop style:type="left" style:position="0.6916in"/>
        </style:tab-stops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631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0" style:parent-style-name="Normal" style:family="paragraph">
      <style:text-properties fo:language="es" fo:country="MX"/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paragraph-properties>
        <style:tab-stops>
          <style:tab-stop style:type="left" style:position="0.6583in"/>
        </style:tab-stops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Normal" style:family="paragraph">
      <style:paragraph-properties fo:break-before="page"/>
      <style:text-properties style:font-name="Calibri" fo:color="#000000" fo:font-size="26pt" style:font-size-asian="26pt" fo:hyphenate="true"/>
    </style:style>
    <style:style style:name="P99" style:parent-style-name="Standard" style:family="paragraph">
      <style:paragraph-properties fo:line-height="115%"/>
      <style:text-properties style:font-name="Arial" style:font-name-complex="Arial"/>
    </style:style>
    <style:style style:name="P100" style:parent-style-name="Standard" style:family="paragraph">
      <style:paragraph-properties fo:line-height="115%"/>
      <style:text-properties style:font-name="Arial" style:font-name-complex="Arial"/>
    </style:style>
    <style:style style:name="P101" style:parent-style-name="Standard" style:family="paragraph">
      <style:paragraph-properties fo:line-height="115%"/>
      <style:text-properties style:font-name="Arial" style:font-name-complex="Arial"/>
    </style:style>
    <style:style style:name="P102" style:parent-style-name="Standard" style:family="paragraph">
      <style:paragraph-properties fo:line-height="115%"/>
      <style:text-properties style:font-name="Arial" style:font-name-complex="Arial"/>
    </style:style>
    <style:style style:name="P103" style:parent-style-name="Standard" style:family="paragraph">
      <style:paragraph-properties fo:line-height="115%"/>
      <style:text-properties style:font-name="Arial" style:font-name-complex="Arial"/>
    </style:style>
    <style:style style:name="P104" style:parent-style-name="Standard" style:family="paragraph">
      <style:paragraph-properties fo:line-height="115%"/>
      <style:text-properties style:font-name="Arial" style:font-name-complex="Arial"/>
    </style:style>
    <style:style style:name="P105" style:parent-style-name="Standard" style:family="paragraph">
      <style:paragraph-properties fo:line-height="115%"/>
      <style:text-properties style:font-name="Arial" style:font-name-complex="Arial"/>
    </style:style>
    <style:style style:name="P106" style:parent-style-name="Standard" style:family="paragraph">
      <style:paragraph-properties fo:line-height="115%"/>
      <style:text-properties style:font-name="Arial" style:font-name-complex="Arial"/>
    </style:style>
    <style:style style:name="P107" style:parent-style-name="Standard" style:family="paragraph">
      <style:paragraph-properties fo:line-height="115%"/>
      <style:text-properties style:font-name="Arial" style:font-name-complex="Arial"/>
    </style:style>
    <style:style style:name="P108" style:parent-style-name="Standard" style:family="paragraph">
      <style:paragraph-properties fo:line-height="115%"/>
      <style:text-properties style:font-name="Arial" style:font-name-complex="Arial"/>
    </style:style>
    <style:style style:name="P109" style:parent-style-name="Standard" style:family="paragraph">
      <style:paragraph-properties fo:line-height="115%"/>
      <style:text-properties style:font-name="Arial" style:font-name-complex="Arial"/>
    </style:style>
    <style:style style:name="P110" style:parent-style-name="Standard" style:family="paragraph">
      <style:paragraph-properties fo:line-height="115%"/>
    </style:style>
    <style:style style:name="T111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Hugo Zuñiga Barraga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Normal">Fundamentos de programacion<text:s/>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Normal">16</text:p>
          </table:table-cell>
        </table:table-row>
        <table:table-row table:style-name="TableRow51">
          <table:table-cell table:style-name="TableCell52">
            <text:p text:style-name="P53"/>
            <text:p text:style-name="P54">No. de práctica(s):</text:p>
          </table:table-cell>
          <table:table-cell table:style-name="TableCell55">
            <text:p text:style-name="P56"/>
            <text:p text:style-name="P57">1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Normal">Alan David Acono Rodriguez</text:p>
          </table:table-cell>
        </table:table-row>
        <table:table-row table:style-name="TableRow64">
          <table:table-cell table:style-name="TableCell65">
            <text:p text:style-name="P66"/>
            <text:p text:style-name="P67">No. de lista o brigada:</text:p>
          </table:table-cell>
          <table:table-cell table:style-name="TableCell68">
            <text:p text:style-name="P69"/>
            <text:p text:style-name="P70">No. 1</text:p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/>
            <text:p text:style-name="Normal">Primero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/>
            <text:p text:style-name="P84">29 Agosto 202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s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p text:style-name="P98"/>
      <text:soft-page-break/>
      <text:p text:style-name="P99">Resumen:</text:p>
      <text:p text:style-name="P100">Se induce al Alumno a el conocimiento de diversos recursos de los buscadores, se nos muestra y habla de los controladores y su Sistema de control. Aparte de hacer uso de las computadoras para poder ver el como podriamos usar lo escrito en el pdf como ayuda a las busquedas que se hacen en Google.</text:p>
      <text:p text:style-name="P101"/>
      <text:p text:style-name="P102">Introduccion:</text:p>
      <text:p text:style-name="P103">Dentro de la primer practica nos sentramos a ver las capacidades de los buscadores, mas especificamente de google, en el cual aprendimos nuevos metodos de busqueda y una forma de facilitar y especificar lo que se busca.</text:p>
      <text:p text:style-name="P104"/>
      <text:p text:style-name="P105">Desarrollo:</text:p>
      <text:p text:style-name="P106">Se inicio con lo que seria una presentacion y una aclaracion de los controles de version, los sistemas de control de versiones centralizado y distribuido.Se hablo de los repositories, almacenamiento de la nube y google forms.Una vez terminado las explicaciones tecnicas se iniciaron las primeras busquedas, usando como primer paso busquedas donde se discrimine alguna palabra o si se busca una u otra.Se usaron las (“”) comillas para poder buscar algo perteneciente a eso que se quiere buscar. Se uso despues lo que es el + dandonos la ventaja de poder buscar paginas que incluyan cierta palabra o palabras, (define) para buscar significado a una palabra, (site) para poder buscar en un sitio especifico.Se usaron tambien (intitle) (intext) (filetype), se encarga de buscar lo que s eponga como titulo, restringir la busqueda para un tema especifico y el tipo de formato, esto a como corresponde cada palabra.Despues se vieron busquedas en la ayuda de las matematicas, a traves de la graficacion, cambio de kg a g por ejemplo o incluso a usar calculadora.</text:p>
      <text:p text:style-name="P107">Despues se fue al repositorio de Google, Google academic, en el cual hicimo busquedas con lo antes visto. Posterior a esto se uso Google imagenes para buscar imagenes. Asi finalizando esta practica.</text:p>
      <text:p text:style-name="P108"/>
      <text:p text:style-name="P109">Conclucion:</text:p>
      <text:p text:style-name="P110"><text:span text:style-name="T111">En conclucion, consider que esta nueva forma de poder buscar con formas mas especificas puede ayudar a los estudiantes o incluso a gente comun con intereses mas especificos. Tambien nos muestra la capacidad que se desperdicia de este buscador tan Famos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</meta:initial-creator>
    <dc:creator>David Acono</dc:creator>
    <meta:creation-date>2022-08-25T05:27:00Z</meta:creation-date>
    <dc:date>2022-08-25T05:28:00Z</dc:date>
    <meta:template xlink:href="Normal" xlink:type="simple"/>
    <meta:editing-cycles>2</meta:editing-cycles>
    <meta:editing-duration>PT120S</meta:editing-duration>
    <meta:document-statistic meta:page-count="2" meta:paragraph-count="5" meta:word-count="387" meta:character-count="2514" meta:row-count="17" meta:non-whitespace-character-count="2132"/>
  </office:meta>
</office:document-meta>
</file>